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@ITP-CC2-38:~$ cd kumar</text:p>
      <text:p text:style-name="Standard">student@ITP-CC2-38:~/kumar$ ls</text:p>
      <text:p text:style-name="Standard">f2 <text:s/>f4 <text:s/>f5 <text:s/>index.html <text:s/>kumar <text:s/>siva <text:s/>siva1 <text:s/>test1.c <text:s/>test2.c <text:s/>test.s</text:p>
      <text:p text:style-name="Standard">student@ITP-CC2-38:~/kumar$ wget https://www.winzip.com/en/learn/file-formats/rar/</text:p>
      <text:p text:style-name="Standard">--2023-02-08 10:11:46-- <text:s/>https://www.winzip.com/en/learn/file-formats/rar/</text:p>
      <text:p text:style-name="Standard">Resolving www.winzip.com (www.winzip.com)... 23.45.150.127</text:p>
      <text:p text:style-name="Standard">Connecting to www.winzip.com (www.winzip.com)|23.45.150.127|:443... connected.</text:p>
      <text:p text:style-name="Standard">HTTP request sent, awaiting response... 200 OK</text:p>
      <text:p text:style-name="Standard">Length: unspecified [text/html]</text:p>
      <text:p text:style-name="Standard">Saving to: ‘index.html.1’</text:p>
      <text:p text:style-name="Standard"/>
      <text:p text:style-name="Standard">index.html.1 <text:s text:c="11"/>[ &lt;=&gt; <text:s text:c="15"/>] <text:s/>59.24K <text:s/>--.-KB/s <text:s text:c="3"/>in 0.03s <text:s text:c="2"/></text:p>
      <text:p text:style-name="Standard"/>
      <text:p text:style-name="Standard">2023-02-08 10:11:46 (1.81 MB/s) - ‘index.html.1’ saved [60665]</text:p>
      <text:p text:style-name="Standard"/>
      <text:p text:style-name="Standard">student@ITP-CC2-38:~/kumar$ ls -l</text:p>
      <text:p text:style-name="Standard">total 152</text:p>
      <text:p text:style-name="Standard">-rw-rw-r-- 1 student student <text:s text:c="4"/>0 Feb <text:s/>1 10:09 f2</text:p>
      <text:p text:style-name="Standard">-rw-rw-r-- 1 student student <text:s text:c="3"/>27 Feb <text:s/>1 09:27 f4</text:p>
      <text:p text:style-name="Standard">-rw-rw-r-- 1 student student <text:s text:c="2"/>227 Feb <text:s/>1 09:30 f5</text:p>
      <text:p text:style-name="Standard">-rw-rw-r-- 1 student student 60665 Feb <text:s/>8 10:09 index.html</text:p>
      <text:p text:style-name="Standard">-rw-rw-r-- 1 student student 60665 Feb <text:s/>8 10:11 index.html.1</text:p>
      <text:p text:style-name="Standard">-rw-rw-r-- 1 student student <text:s text:c="3"/>63 Feb <text:s/>8 09:02 kumar</text:p>
      <text:p text:style-name="Standard">drwxrwxr-x 2 student student <text:s/>4096 Feb <text:s/>1 10:23 siva</text:p>
      <text:p text:style-name="Standard">-rwxr-xr-- 1 student student <text:s text:c="2"/>689 Feb <text:s/>8 09:14 siva1</text:p>
      <text:p text:style-name="Standard">-rw-rw-r-- 1 student student <text:s text:c="2"/>394 Feb <text:s/>1 09:49 test1.c</text:p>
      <text:p text:style-name="Standard">-rw-rw-r-- 1 student student <text:s text:c="3"/>39 Feb <text:s/>1 09:51 test2.c</text:p>
      <text:p text:style-name="Standard">-rw-rw-r-- 1 student student <text:s text:c="2"/>380 Feb <text:s/>1 09:48 test.s</text:p>
      <text:p text:style-name="Standard">student@ITP-CC2-38:~/kumar$ sudo chown root kumar</text:p>
      <text:p text:style-name="Standard">[sudo] password for student: </text:p>
      <text:p text:style-name="Standard">student@ITP-CC2-38:~/kumar$ ls -l</text:p>
      <text:p text:style-name="Standard">total 152</text:p>
      <text:p text:style-name="Standard">-rw-rw-r-- 1 student student <text:s text:c="4"/>0 Feb <text:s/>1 10:09 f2</text:p>
      <text:p text:style-name="Standard">-rw-rw-r-- 1 student student <text:s text:c="3"/>27 Feb <text:s/>1 09:27 f4</text:p>
      <text:p text:style-name="Standard">-rw-rw-r-- 1 student student <text:s text:c="2"/>227 Feb <text:s/>1 09:30 f5</text:p>
      <text:p text:style-name="Standard">-rw-rw-r-- 1 student student 60665 Feb <text:s/>8 10:09 index.html</text:p>
      <text:p text:style-name="Standard">-rw-rw-r-- 1 student student 60665 Feb <text:s/>8 10:11 index.html.1</text:p>
      <text:p text:style-name="Standard">-rw-rw-r-- 1 root <text:s text:c="3"/>student <text:s text:c="3"/>63 Feb <text:s/>8 09:02 kumar</text:p>
      <text:p text:style-name="Standard">drwxrwxr-x 2 student student <text:s/>4096 Feb <text:s/>1 10:23 siva</text:p>
      <text:p text:style-name="Standard">-rwxr-xr-- 1 student student <text:s text:c="2"/>689 Feb <text:s/>8 09:14 siva1</text:p>
      <text:p text:style-name="Standard">-rw-rw-r-- 1 student student <text:s text:c="2"/>394 Feb <text:s/>1 09:49 test1.c</text:p>
      <text:p text:style-name="Standard">-rw-rw-r-- 1 student student <text:s text:c="3"/>39 Feb <text:s/>1 09:51 test2.c</text:p>
      <text:p text:style-name="Standard">-rw-rw-r-- 1 student student <text:s text:c="2"/>380 Feb <text:s/>1 09:48 test.s</text:p>
      <text:p text:style-name="Standard">student@ITP-CC2-38:~/kumar$ ls -l</text:p>
      <text:p text:style-name="Standard">total 152</text:p>
      <text:p text:style-name="Standard">-rw-rw-r-- 1 student student <text:s text:c="4"/>0 Feb <text:s/>1 10:09 f2</text:p>
      <text:p text:style-name="Standard">-rw-rw-r-- 1 student student <text:s text:c="3"/>27 Feb <text:s/>1 09:27 f4</text:p>
      <text:p text:style-name="Standard">-rw-rw-r-- 1 student student <text:s text:c="2"/>227 Feb <text:s/>1 09:30 f5</text:p>
      <text:p text:style-name="Standard">-rw-rw-r-- 1 student student 60665 Feb <text:s/>8 10:09 index.html</text:p>
      <text:p text:style-name="Standard">-rw-rw-r-- 1 student student 60665 Feb <text:s/>8 10:11 index.html.1</text:p>
      <text:p text:style-name="Standard">-rw-rw-r-- 1 root <text:s text:c="3"/>student <text:s text:c="3"/>63 Feb <text:s/>8 09:02 kumar</text:p>
      <text:p text:style-name="Standard">drwxrwxr-x 2 student student <text:s/>4096 Feb <text:s/>1 10:23 siva</text:p>
      <text:p text:style-name="Standard"><text:soft-page-break/>-rwxr-xr-- 1 student student <text:s text:c="2"/>678 Feb <text:s/>8 10:12 siva1</text:p>
      <text:p text:style-name="Standard">-rw-rw-r-- 1 student student <text:s text:c="2"/>394 Feb <text:s/>1 09:49 test1.c</text:p>
      <text:p text:style-name="Standard">-rw-rw-r-- 1 student student <text:s text:c="3"/>39 Feb <text:s/>1 09:51 test2.c</text:p>
      <text:p text:style-name="Standard">-rw-rw-r-- 1 student student <text:s text:c="2"/>380 Feb <text:s/>1 09:48 test.s</text:p>
      <text:p text:style-name="Standard">student@ITP-CC2-38:~/kumar$ sudo chown root siva</text:p>
      <text:p text:style-name="Standard">student@ITP-CC2-38:~/kumar$ sudo chown root kuma</text:p>
      <text:p text:style-name="Standard">\chown: cannot access 'kuma': No such file or directory</text:p>
      <text:p text:style-name="Standard">student@ITP-CC2-38:~/kumar$ sudo chown root kumar</text:p>
      <text:p text:style-name="Standard">student@ITP-CC2-38:~/kumar$ ls -l</text:p>
      <text:p text:style-name="Standard">total 152</text:p>
      <text:p text:style-name="Standard">-rw-rw-r-- 1 student student <text:s text:c="4"/>0 Feb <text:s/>1 10:09 f2</text:p>
      <text:p text:style-name="Standard">-rw-rw-r-- 1 student student <text:s text:c="3"/>27 Feb <text:s/>1 09:27 f4</text:p>
      <text:p text:style-name="Standard">-rw-rw-r-- 1 student student <text:s text:c="2"/>227 Feb <text:s/>1 09:30 f5</text:p>
      <text:p text:style-name="Standard">-rw-rw-r-- 1 student student 60665 Feb <text:s/>8 10:09 index.html</text:p>
      <text:p text:style-name="Standard">-rw-rw-r-- 1 student student 60665 Feb <text:s/>8 10:11 index.html.1</text:p>
      <text:p text:style-name="Standard">-rw-rw-r-- 1 root <text:s text:c="3"/>student <text:s text:c="3"/>63 Feb <text:s/>8 09:02 kumar</text:p>
      <text:p text:style-name="Standard">drwxrwxr-x 2 root <text:s text:c="3"/>student <text:s/>4096 Feb <text:s/>1 10:23 siva</text:p>
      <text:p text:style-name="Standard">-rwxr-xr-- 1 student student <text:s text:c="2"/>678 Feb <text:s/>8 10:12 siva1</text:p>
      <text:p text:style-name="Standard">-rw-rw-r-- 1 student student <text:s text:c="2"/>394 Feb <text:s/>1 09:49 test1.c</text:p>
      <text:p text:style-name="Standard">-rw-rw-r-- 1 student student <text:s text:c="3"/>39 Feb <text:s/>1 09:51 test2.c</text:p>
      <text:p text:style-name="Standard">-rw-rw-r-- 1 student student <text:s text:c="2"/>380 Feb <text:s/>1 09:48 test.s</text:p>
      <text:p text:style-name="Standard">student@ITP-CC2-38:~/kumar$ sudo chown root kumar</text:p>
      <text:p text:style-name="Standard">student@ITP-CC2-38:~/kumar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0:25:41.271600222</meta:creation-date>
    <dc:date>2023-02-08T10:26:01.276948486</dc:date>
    <meta:editing-duration>PT20S</meta:editing-duration>
    <meta:editing-cycles>1</meta:editing-cycles>
    <meta:document-statistic meta:table-count="0" meta:image-count="0" meta:object-count="0" meta:page-count="2" meta:paragraph-count="72" meta:word-count="516" meta:character-count="3546" meta:non-whitespace-character-count="2914"/>
    <meta:generator>LibreOffice/6.4.7.2$Linux_X86_64 LibreOffice_project/40$Build-2</meta:generator>
  </office:meta>
</office:document-meta>
</file>